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List_20_Paragraph" style:list-style-name="WWNum2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Linux Libertine" fo:font-size="11pt" fo:language="en" fo:country="GB" officeooo:paragraph-rsid="00186082" style:font-size-asian="11pt" style:font-size-complex="11pt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style:font-size-asian="11pt" style:font-name-complex="Calibri Light2" style:font-size-complex="11pt"/>
    </style:style>
    <style:style style:name="P4" style:family="paragraph" style:parent-style-name="Standard">
      <style:text-properties style:font-name="Linux Libertine" fo:font-size="11pt" fo:language="en" fo:country="G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nux Libertine" fo:font-size="11pt" fo:language="en" fo:country="GB" officeooo:paragraph-rsid="0019f341" style:font-size-asian="11pt" style:font-size-complex="11pt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Linux Libertine" fo:font-size="11pt" fo:language="en" fo:country="GB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Linux Libertine" fo:font-size="11pt" fo:language="en" fo:country="GB" fo:font-weight="normal" officeooo:paragraph-rsid="0019f34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italic" fo:font-weight="bold" officeooo:rsid="0019f341" officeooo:paragraph-rsid="0019f341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italic" fo:font-weight="bold" officeooo:rsid="001d81d9" officeooo:paragraph-rsid="001d81d9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9f341" officeooo:paragraph-rsid="0019f341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9f341" officeooo:paragraph-rsid="001be03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be039" officeooo:paragraph-rsid="001be03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Libertine" fo:font-size="11pt" fo:language="en" fo:country="GB" fo:font-style="normal" fo:font-weight="normal" officeooo:rsid="001d81d9" officeooo:paragraph-rsid="001d81d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nux Libertine" fo:font-size="11pt" fo:language="en" fo:country="GB" fo:font-style="normal" fo:font-weight="normal" officeooo:rsid="001d81d9" officeooo:paragraph-rsid="001d81d9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86082"/>
    </style:style>
    <style:style style:name="T2" style:family="text">
      <style:text-properties style:font-name="TimesNewRomanPSMT" fo:font-size="10pt" style:font-size-asian="10pt"/>
    </style:style>
    <style:style style:name="T3" style:family="text">
      <style:text-properties style:font-name="TimesNewRomanPSMT" fo:font-size="10pt" officeooo:rsid="001ddde3" style:font-size-asian="10pt"/>
    </style:style>
    <style:style style:name="T4" style:family="text">
      <style:text-properties fo:font-style="italic" officeooo:rsid="00186082" style:font-style-asian="italic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fo:font-style="italic" fo:font-weight="bold" officeooo:rsid="0019f341" style:font-style-asian="italic" style:font-weight-asian="bold" style:font-weight-complex="bold"/>
    </style:style>
    <style:style style:name="T7" style:family="text">
      <style:text-properties style:font-name-complex="Calibri Light2"/>
    </style:style>
    <style:style style:name="T8" style:family="text">
      <style:text-properties officeooo:rsid="00186082" style:font-name-complex="Calibri Light2"/>
    </style:style>
    <style:style style:name="T9" style:family="text">
      <style:text-properties officeooo:rsid="0019f341"/>
    </style:style>
    <style:style style:name="T10" style:family="text">
      <style:text-properties officeooo:rsid="001be039"/>
    </style:style>
    <style:style style:name="T11" style:family="text">
      <style:text-properties officeooo:rsid="001ddde3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Lessons from the recent past</text:span></text:p>
      <text:p text:style-name="P6"/>
      <text:p text:style-name="P5"><text:span text:style-name="T6">Goal: as</text:span><text:span text:style-name="T5">sessing the importance of climate variability at the leading and trailing edge of ranges</text:span></text:p>
      <text:p text:style-name="P5"><text:span text:style-name="T5">- </text:span>a<text:span text:style-name="T9">n</text:span>alyse the regeneration behaviour of tree species at their upper and lower limits in forest inventory plots where temporal series and regeneration data exist. Regeneration dynamic will be related</text:p>
      <text:p text:style-name="P5">to reconstructed temperature variability between observation years. </text:p>
      <text:p text:style-name="P7"><text:span text:style-name="T1">- scaling of model uncertainty and robustness, as well as a scaling of the relative importance of data-driven uncertainty </text:span><text:span text:style-name="T4">versus </text:span><text:span text:style-name="T1">structural-uncertainty along climatic distance from present day conditions (second evaluation of model robustness and projection uncertainty in climatic conditions closer from present day conditions)</text:span></text:p>
      <text:p text:style-name="P3"/>
      <text:list xml:id="list471932022" text:style-name="WWNum1">
        <text:list-header>
          <text:p text:style-name="P1"><text:span text:style-name="T7">Simulations</text:span></text:p>
        </text:list-header>
      </text:list>
      <text:list xml:id="list3906067953" text:style-name="WWNum2">
        <text:list-header>
          <text:p text:style-name="P2"><text:span text:style-name="T7">- models will be run with European climatic data for the 1950-2000 period and projections will be compared at the European scale to the European Atlas of Forest Tree Species data to identify regions of greatest discrepancy between projections and observations. </text:span></text:p>
          <text:p text:style-name="P2"><text:span text:style-name="T7">- </text:span><text:span text:style-name="T8">a</text:span><text:span text:style-name="T7">mong these regions, we will select those for which recent dynamics of species range are available either from the SOPHY, Ecoplant or Forest Inventory surveys. </text:span><text:span text:style-name="T8">M</text:span><text:span text:style-name="T7">odels will be run with French and Swiss climatic data over the identified regions of greatest discrepancy at higher spatial resolution and over a shorter period of time depending on the species occurrence datasets used to establish the comparison</text:span></text:p>
        </text:list-header>
      </text:list>
      <text:p text:style-name="P4"><text:span text:style-name="T5"/></text:p>
      <text:p text:style-name="P8">Climate data</text:p>
      <text:p text:style-name="P10">- European scale: ERA5-Land from 1950 (0.1deg)</text:p>
      <text:p text:style-name="P11">- <text:span text:style-name="T10">Selected regions:</text:span></text:p>
      <text:p text:style-name="P11"><text:tab/>- France: <office:annotation office:name="__Annotation__2507_2217524408" loext:resolved="false"><dc:creator>Victor Van der Meersch</dc:creator><dc:date>2023-02-13T10:50:17.035000000</dc:date><meta:creator-initials>VV</meta:creator-initials><text:p text:style-name="P15"><text:span text:style-name="T12">Intérêt par rapport à ERA5-Land (même résolution) ?</text:span></text:p></office:annotation>SAFRAN <text:span text:style-name="T11">from 1951</text:span> (8km)<office:annotation-end office:name="__Annotation__2507_2217524408"/></text:p>
      <text:p text:style-name="P10"><text:tab/>- Switzerland: <text:span text:style-name="T10">SCA-MeteoSwiss </text:span><text:span text:style-name="T11">from 1971</text:span><text:span text:style-name="T10"> (1-5km)</text:span></text:p>
      <text:p text:style-name="P12"><text:tab/>=&gt; <office:annotation office:name="__Annotation__2508_2217524408" loext:resolved="false"><dc:creator>Victor Van der Meersch</dc:creator><dc:date>2023-02-13T10:53:41.747000000</dc:date><meta:creator-initials>VV</meta:creator-initials><text:p text:style-name="P15"><text:span text:style-name="T12">// méthode Massane </text:span></text:p></office:annotation>downscaling <office:annotation-end office:name="__Annotation__2508_2217524408"/>to better represent real variability (e.g. altitudinal gradients)</text:p>
      <text:p text:style-name="P8"/>
      <text:p text:style-name="P9">Distribution data</text:p>
      <text:p text:style-name="P13">- <text:span text:style-name="T11">France:</text:span></text:p>
      <text:p text:style-name="P14"><text:tab/>- phytoecological databases: <text:span text:style-name="T11">SOPHY (1915-2000) and Ecoplant (1905-2005)</text:span></text:p>
      <text:p text:style-name="P14"><text:tab/>- <text:span text:style-name="T11">forest databases: RENECOFOR (from 1992)</text:span></text:p>
      <text:p text:style-name="P14">- <text:span text:style-name="T11">Switzerland:</text:span></text:p>
      <text:p text:style-name="P14"><text:tab/>- <text:span text:style-name="T11">NFI (1983-201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 Light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Van der Meersch</meta:initial-creator>
    <meta:creation-date>2023-02-13T10:29:09.855000000</meta:creation-date>
    <dc:date>2023-02-13T11:03:42.351000000</dc:date>
    <dc:creator>Victor Van der Meersch</dc:creator>
    <meta:editing-duration>PT13M41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0" meta:word-count="267" meta:character-count="1812" meta:non-whitespace-character-count="1559"/>
  </office:meta>
</office:document-meta>
</file>